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808080" loext:opacity="100%" style:font-name="Cascadia Mono" fo:font-size="9.5pt" style:font-size-asian="9.5pt"/>
    </style:style>
    <style:style style:name="T2" style:family="text">
      <style:text-properties fo:color="#a31515" loext:opacity="100%" style:font-name="Cascadia Mono" fo:font-size="9.5pt" style:font-size-asian="9.5pt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6f008a" loext:opacity="100%" style:font-name="Cascadia Mono" fo:font-size="9.5pt" style:font-size-asian="9.5pt"/>
    </style:style>
    <style:style style:name="T5" style:family="text">
      <style:text-properties fo:color="#0000ff" loext:opacity="100%" style:font-name="Cascadia Mono"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#include</text:span><text:span text:style-name="T2">&lt;stdio.h&gt;</text:span></text:p>
      <text:p text:style-name="Standard"><text:span text:style-name="T1">#include</text:span><text:span text:style-name="T2">&lt;locale.h&gt;</text:span></text:p>
      <text:p text:style-name="Standard"><text:span text:style-name="T1">#include</text:span><text:span text:style-name="T2">&lt;math.h&gt;</text:span></text:p>
      <text:p text:style-name="Standard"><text:span text:style-name="T1">#define</text:span><text:span text:style-name="T3"> </text:span><text:span text:style-name="T4">M_PI</text:span><text:span text:style-name="T3"> 3.14159265358979323846</text:span></text:p>
      <text:p text:style-name="Standard"><text:span text:style-name="T5">double</text:span><text:span text:style-name="T3"> fa(</text:span><text:span text:style-name="T5">double</text:span><text:span text:style-name="T3"> </text:span><text:span text:style-name="T1">x</text:span><text:span text:style-name="T3">)</text:span></text:p>
      <text:p text:style-name="Standard"><text:span text:style-name="T3">{</text:span></text:p>
      <text:p text:style-name="Standard"><text:span text:style-name="T3"><text:tab/></text:span><text:span text:style-name="T5">double</text:span><text:span text:style-name="T3"> y;</text:span></text:p>
      <text:p text:style-name="Standard"><text:span text:style-name="T3"><text:tab/></text:span><text:span text:style-name="T5">if</text:span><text:span text:style-name="T3"> (</text:span><text:span text:style-name="T1">x</text:span><text:span text:style-name="T3"> &lt;= 3)</text:span></text:p>
      <text:p text:style-name="Standard"><text:span text:style-name="T3"><text:tab/>{</text:span></text:p>
      <text:p text:style-name="Standard"><text:span text:style-name="T3"><text:tab/><text:tab/>y = pow(</text:span><text:span text:style-name="T1">x</text:span><text:span text:style-name="T3">, 2) - 3 * </text:span><text:span text:style-name="T1">x</text:span><text:span text:style-name="T3"> + 9;</text:span></text:p>
      <text:p text:style-name="Standard"><text:span text:style-name="T3"><text:tab/>}</text:span></text:p>
      <text:p text:style-name="Standard"><text:span text:style-name="T3"><text:tab/></text:span><text:span text:style-name="T5">else</text:span></text:p>
      <text:p text:style-name="Standard"><text:span text:style-name="T3"><text:tab/>{</text:span></text:p>
      <text:p text:style-name="Standard"><text:span text:style-name="T3"><text:tab/><text:tab/>y = 1 / (pow(</text:span><text:span text:style-name="T1">x</text:span><text:span text:style-name="T3">, 3) + 3);</text:span></text:p>
      <text:p text:style-name="Standard"><text:span text:style-name="T3"><text:tab/>}</text:span></text:p>
      <text:p text:style-name="Standard"><text:span text:style-name="T3"><text:tab/></text:span><text:span text:style-name="T5">return</text:span><text:span text:style-name="T3"> y;</text:span></text:p>
      <text:p text:style-name="Standard"><text:span text:style-name="T3">}</text:span></text:p>
      <text:p text:style-name="Standard"><text:span text:style-name="T5">double</text:span><text:span text:style-name="T3"> fb(</text:span><text:span text:style-name="T5">double</text:span><text:span text:style-name="T3"> </text:span><text:span text:style-name="T1">x</text:span><text:span text:style-name="T3">)</text:span></text:p>
      <text:p text:style-name="Standard"><text:span text:style-name="T3">{</text:span></text:p>
      <text:p text:style-name="Standard"><text:span text:style-name="T3"><text:tab/></text:span><text:span text:style-name="T5">double</text:span><text:span text:style-name="T3"> y;</text:span></text:p>
      <text:p text:style-name="Standard"><text:span text:style-name="T3"><text:tab/>y = </text:span><text:span text:style-name="T1">x</text:span><text:span text:style-name="T3"> * exp(sin(pow(</text:span><text:span text:style-name="T1">x</text:span><text:span text:style-name="T3">, 2)));</text:span></text:p>
      <text:p text:style-name="Standard"><text:span text:style-name="T3"><text:tab/></text:span><text:span text:style-name="T5">return</text:span><text:span text:style-name="T3"> y;</text:span></text:p>
      <text:p text:style-name="Standard"><text:span text:style-name="T3">}</text:span></text:p>
      <text:p text:style-name="Standard"><text:span text:style-name="T5">double</text:span><text:span text:style-name="T3"> sin_n(</text:span><text:span text:style-name="T5">double</text:span><text:span text:style-name="T3"> </text:span><text:span text:style-name="T1">p</text:span><text:span text:style-name="T3">)</text:span></text:p>
      <text:p text:style-name="Standard"><text:span text:style-name="T3">{</text:span></text:p>
      <text:p text:style-name="Standard"><text:span text:style-name="T3"><text:tab/></text:span><text:span text:style-name="T5">double</text:span><text:span text:style-name="T3"> s;</text:span></text:p>
      <text:p text:style-name="Standard"><text:span text:style-name="T3"><text:tab/></text:span><text:span text:style-name="T1">p</text:span><text:span text:style-name="T3"> = </text:span><text:span text:style-name="T1">p</text:span><text:span text:style-name="T3"> * </text:span><text:span text:style-name="T4">M_PI</text:span><text:span text:style-name="T3"> / 180;</text:span></text:p>
      <text:p text:style-name="Standard"><text:span text:style-name="T3"><text:tab/>s = sin(</text:span><text:span text:style-name="T1">p</text:span><text:span text:style-name="T3">);</text:span></text:p>
      <text:p text:style-name="Standard"><text:span text:style-name="T3"><text:tab/></text:span><text:span text:style-name="T5">return</text:span><text:span text:style-name="T3"> s;</text:span></text:p>
      <text:p text:style-name="Standard"><text:span text:style-name="T3">}</text:span></text:p>
      <text:p text:style-name="Standard"><text:span text:style-name="T5">double</text:span><text:span text:style-name="T3"> fac(</text:span><text:span text:style-name="T5">double</text:span><text:span text:style-name="T3"> </text:span><text:span text:style-name="T1">k</text:span><text:span text:style-name="T3">)</text:span></text:p>
      <text:p text:style-name="Standard"><text:span text:style-name="T3">{</text:span></text:p>
      <text:p text:style-name="Standard"><text:span text:style-name="T3"><text:tab/></text:span><text:span text:style-name="T5">double</text:span><text:span text:style-name="T3"> f;</text:span></text:p>
      <text:p text:style-name="Standard"><text:span text:style-name="T3"><text:tab/></text:span><text:span text:style-name="T5">for</text:span><text:span text:style-name="T3"> ()</text:span></text:p>
      <text:p text:style-name="Standard"><text:span text:style-name="T3">}</text:span></text:p>
      <text:p text:style-name="Standard"><text:span text:style-name="T5">double</text:span><text:span text:style-name="T3"> sin_n2(</text:span><text:span text:style-name="T5">double</text:span><text:span text:style-name="T3"> </text:span><text:span text:style-name="T1">p</text:span><text:span text:style-name="T3">, </text:span><text:span text:style-name="T5">int</text:span><text:span text:style-name="T3"> </text:span><text:span text:style-name="T1">N</text:span><text:span text:style-name="T3">,</text:span><text:span text:style-name="T5">int</text:span><text:span text:style-name="T3"> </text:span><text:span text:style-name="T1">k</text:span><text:span text:style-name="T3">)</text:span></text:p>
      <text:p text:style-name="Standard"><text:span text:style-name="T3">{</text:span></text:p>
      <text:p text:style-name="Standard"><text:span text:style-name="T3"><text:tab/></text:span><text:span text:style-name="T5">double</text:span><text:span text:style-name="T3"> u=1;</text:span></text:p>
      <text:p text:style-name="Standard"><text:span text:style-name="T3"><text:tab/></text:span><text:span text:style-name="T5">for</text:span><text:span text:style-name="T3"> (</text:span><text:span text:style-name="T1">k</text:span><text:span text:style-name="T3"> = 1; </text:span><text:span text:style-name="T1">k</text:span><text:span text:style-name="T3"> &lt;= </text:span><text:span text:style-name="T1">N</text:span><text:span text:style-name="T3">; </text:span><text:span text:style-name="T1">k</text:span><text:span text:style-name="T3">++)</text:span></text:p>
      <text:p text:style-name="Standard"><text:span text:style-name="T3"><text:tab/>{</text:span></text:p>
      <text:p text:style-name="Standard"><text:span text:style-name="T3"><text:tab/><text:tab/>u +=</text:span><text:span text:style-name="T1">p</text:span><text:span text:style-name="T3">-(pow(-1, </text:span><text:span text:style-name="T1">k</text:span><text:span text:style-name="T3"> - 1) * (pow(</text:span><text:span text:style-name="T1">p</text:span><text:span text:style-name="T3">, 2 * </text:span><text:span text:style-name="T1">k</text:span><text:span text:style-name="T3"> - 1) / factorial(2 * </text:span><text:span text:style-name="T1">k</text:span><text:span text:style-name="T3"> - 1)));</text:span></text:p>
      <text:p text:style-name="Standard"><text:span text:style-name="T3"><text:tab/>}</text:span></text:p>
      <text:p text:style-name="Standard"><text:span text:style-name="T3"><text:tab/></text:span><text:span text:style-name="T5">return</text:span><text:span text:style-name="T3"> u;</text:span></text:p>
      <text:p text:style-name="Standard"><text:span text:style-name="T3">}</text:span></text:p>
      <text:p text:style-name="Standard"><text:span text:style-name="T5">void</text:span><text:span text:style-name="T3"> main()</text:span></text:p>
      <text:p text:style-name="Standard"><text:span text:style-name="T3">{</text:span></text:p>
      <text:p text:style-name="Standard"><text:span text:style-name="T3"><text:tab/>setlocale(</text:span><text:span text:style-name="T4">LC_ALL</text:span><text:span text:style-name="T3">, </text:span><text:span text:style-name="T2">"RUS"</text:span><text:span text:style-name="T3">);</text:span></text:p>
      <text:p text:style-name="Standard"><text:span text:style-name="T3"><text:tab/></text:span><text:span text:style-name="T5">double</text:span><text:span text:style-name="T3"> x,p,u=1;</text:span></text:p>
      <text:p text:style-name="Standard"><text:span text:style-name="T3"><text:tab/></text:span><text:span text:style-name="T5">int</text:span><text:span text:style-name="T3"> k=1,N=7;</text:span></text:p>
      <text:p text:style-name="Standard"><text:span text:style-name="T3"><text:tab/>printf(</text:span><text:span text:style-name="T2">"Введите х и градусы\n"</text:span><text:span text:style-name="T3">);</text:span></text:p>
      <text:p text:style-name="Standard"><text:span text:style-name="T3"><text:tab/>scanf(</text:span><text:span text:style-name="T2">"%lf%lf"</text:span><text:span text:style-name="T3">, &amp;x,&amp;p);</text:span></text:p>
      <text:p text:style-name="Standard"><text:span text:style-name="T3"><text:tab/>printf(</text:span><text:span text:style-name="T2">"fa(x)=%lf , fb(x)=%lf\n "</text:span><text:span text:style-name="T3">, fa(x), fb(x));</text:span></text:p>
      <text:p text:style-name="Standard"><text:span text:style-name="T3"><text:tab/>printf(</text:span><text:span text:style-name="T2">"произведение=%lf,разность квадратов=%lf,удвоенная сумма=%lf\n"</text:span><text:span text:style-name="T3">, fa(x) * fb(x), pow(fa(x), 2) - pow(fb(x), 2), 2 * (fa(x) + fb(x)));</text:span></text:p>
      <text:p text:style-name="Standard"><text:span text:style-name="T3"><text:tab/>printf(</text:span><text:span text:style-name="T2">"синус=%lf"</text:span><text:span text:style-name="T3">, sin_n(p));</text:span></text:p>
      <text:p text:style-name="Standard"><text:span text:style-name="T3"><text:tab/>printf(</text:span><text:span text:style-name="T2">"\nсинус=%lf"</text:span><text:span text:style-name="T3">, sin_n2(x,N,k));</text:span></text:p>
      <text:p text:style-name="Standard"><text:span text:style-name="T3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3T17:22:37.605000000</dc:date>
    <meta:editing-duration>PT8S</meta:editing-duration>
    <meta:editing-cycles>1</meta:editing-cycles>
    <meta:document-statistic meta:table-count="0" meta:image-count="0" meta:object-count="0" meta:page-count="1" meta:paragraph-count="56" meta:word-count="167" meta:character-count="934" meta:non-whitespace-character-count="786"/>
    <meta:generator>LibreOffice/7.3.2.2$Windows_X86_64 LibreOffice_project/49f2b1bff42cfccbd8f788c8dc32c1c309559be0</meta:generator>
  </office:meta>
</office:document-meta>
</file>